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3ac" officeooo:paragraph-rsid="001e73ac"/>
    </style:style>
    <style:style style:name="P2" style:family="paragraph" style:parent-style-name="Standard">
      <style:paragraph-properties fo:line-height="150%"/>
      <style:text-properties officeooo:rsid="001e73ac" officeooo:paragraph-rsid="001e73ac"/>
    </style:style>
    <style:style style:name="P3" style:family="paragraph" style:parent-style-name="Standard">
      <style:paragraph-properties fo:line-height="150%"/>
      <style:text-properties officeooo:rsid="001e73ac" officeooo:paragraph-rsid="001f32aa"/>
    </style:style>
    <style:style style:name="P4" style:family="paragraph" style:parent-style-name="Standard">
      <style:paragraph-properties fo:line-height="150%"/>
      <style:text-properties officeooo:rsid="001f32aa" officeooo:paragraph-rsid="001f32aa"/>
    </style:style>
    <style:style style:name="P5" style:family="paragraph" style:parent-style-name="Standard">
      <style:text-properties officeooo:rsid="001f6b29" officeooo:paragraph-rsid="001f6b29"/>
    </style:style>
    <style:style style:name="P6" style:family="paragraph" style:parent-style-name="Text_20_body">
      <style:text-properties officeooo:paragraph-rsid="001f32aa"/>
    </style:style>
    <style:style style:name="P7" style:family="paragraph" style:parent-style-name="Text_20_body">
      <style:text-properties officeooo:rsid="001f6b29" officeooo:paragraph-rsid="001f6b29"/>
    </style:style>
    <style:style style:name="P8" style:family="paragraph" style:parent-style-name="Text_20_body">
      <style:text-properties officeooo:rsid="00214767" officeooo:paragraph-rsid="00214767"/>
    </style:style>
    <style:style style:name="P9" style:family="paragraph" style:parent-style-name="Text_20_body">
      <style:text-properties officeooo:rsid="0022dbc2" officeooo:paragraph-rsid="0022dbc2"/>
    </style:style>
    <style:style style:name="P10" style:family="paragraph" style:parent-style-name="Text_20_body">
      <style:text-properties officeooo:rsid="00248c7d" officeooo:paragraph-rsid="00248c7d"/>
    </style:style>
    <style:style style:name="P11" style:family="paragraph" style:parent-style-name="Text_20_body">
      <style:text-properties officeooo:rsid="00280dd3" officeooo:paragraph-rsid="00280dd3"/>
    </style:style>
    <style:style style:name="P12" style:family="paragraph" style:parent-style-name="Text_20_body">
      <style:text-properties officeooo:rsid="00289b50" officeooo:paragraph-rsid="00289b50"/>
    </style:style>
    <style:style style:name="P13" style:family="paragraph" style:parent-style-name="Text_20_body">
      <style:text-properties officeooo:rsid="002a4a81" officeooo:paragraph-rsid="002a4a81"/>
    </style:style>
    <style:style style:name="P14" style:family="paragraph" style:parent-style-name="Text_20_body">
      <style:text-properties officeooo:rsid="002abc39" officeooo:paragraph-rsid="002abc39"/>
    </style:style>
    <style:style style:name="P15" style:family="paragraph" style:parent-style-name="Text_20_body">
      <style:text-properties officeooo:rsid="002ac9cc" officeooo:paragraph-rsid="002ac9cc"/>
    </style:style>
    <style:style style:name="P16" style:family="paragraph" style:parent-style-name="Text_20_body">
      <style:text-properties officeooo:rsid="002b37b3" officeooo:paragraph-rsid="002b37b3"/>
    </style:style>
    <style:style style:name="P17" style:family="paragraph" style:parent-style-name="Text_20_body">
      <style:paragraph-properties fo:line-height="150%" fo:text-align="start" style:justify-single-word="false"/>
      <style:text-properties officeooo:rsid="00257e1b" officeooo:paragraph-rsid="002b37b3"/>
    </style:style>
    <style:style style:name="P18" style:family="paragraph" style:parent-style-name="Text_20_body">
      <style:paragraph-properties fo:line-height="150%" fo:text-align="start" style:justify-single-word="false"/>
      <style:text-properties officeooo:rsid="002c9f47" officeooo:paragraph-rsid="002c9f47"/>
    </style:style>
    <style:style style:name="P19" style:family="paragraph" style:parent-style-name="Text_20_body">
      <style:paragraph-properties fo:line-height="150%" fo:text-align="start" style:justify-single-word="false"/>
      <style:text-properties officeooo:rsid="002e375a" officeooo:paragraph-rsid="002e375a"/>
    </style:style>
    <style:style style:name="P20" style:family="paragraph" style:parent-style-name="Text_20_body">
      <style:paragraph-properties fo:line-height="150%" fo:text-align="start" style:justify-single-word="false"/>
      <style:text-properties officeooo:rsid="0031599b" officeooo:paragraph-rsid="0031599b"/>
    </style:style>
    <style:style style:name="P21" style:family="paragraph" style:parent-style-name="Text_20_body">
      <style:paragraph-properties fo:line-height="150%" fo:text-align="start" style:justify-single-word="false"/>
      <style:text-properties officeooo:rsid="0032aae9" officeooo:paragraph-rsid="0032aae9"/>
    </style:style>
    <style:style style:name="P22" style:family="paragraph" style:parent-style-name="Text_20_body">
      <style:paragraph-properties fo:line-height="150%" fo:text-align="start" style:justify-single-word="false"/>
      <style:text-properties officeooo:rsid="00343910" officeooo:paragraph-rsid="00343910"/>
    </style:style>
    <style:style style:name="P23" style:family="paragraph" style:parent-style-name="Text_20_body">
      <style:paragraph-properties fo:line-height="150%" fo:text-align="start" style:justify-single-word="false"/>
      <style:text-properties officeooo:rsid="00345865" officeooo:paragraph-rsid="00345865"/>
    </style:style>
    <style:style style:name="P24" style:family="paragraph" style:parent-style-name="Text_20_body">
      <style:paragraph-properties fo:line-height="150%" fo:text-align="start" style:justify-single-word="false"/>
      <style:text-properties style:text-underline-style="none" officeooo:rsid="002d88fb" officeooo:paragraph-rsid="0035e66b"/>
    </style:style>
    <style:style style:name="P25" style:family="paragraph" style:parent-style-name="Text_20_body">
      <style:paragraph-properties fo:line-height="150%" fo:text-align="start" style:justify-single-word="false"/>
      <style:text-properties style:text-underline-style="none" officeooo:rsid="00376342" officeooo:paragraph-rsid="00376342"/>
    </style:style>
    <style:style style:name="P26" style:family="paragraph" style:parent-style-name="Text_20_body">
      <style:paragraph-properties fo:line-height="150%" fo:text-align="start" style:justify-single-word="false"/>
      <style:text-properties style:text-underline-style="none" officeooo:rsid="00376342" officeooo:paragraph-rsid="0037c2fa"/>
    </style:style>
    <style:style style:name="P27" style:family="paragraph" style:parent-style-name="Text_20_body">
      <style:paragraph-properties fo:line-height="150%" fo:text-align="start" style:justify-single-word="false"/>
      <style:text-properties style:text-underline-style="none" officeooo:rsid="00391aee" officeooo:paragraph-rsid="00391aee"/>
    </style:style>
    <style:style style:name="P28" style:family="paragraph" style:parent-style-name="Text_20_body">
      <style:paragraph-properties>
        <style:tab-stops>
          <style:tab-stop style:position="4.8646in"/>
        </style:tab-stops>
      </style:paragraph-properties>
      <style:text-properties fo:font-weight="normal" officeooo:rsid="002a4a81" officeooo:paragraph-rsid="002a4a81" style:font-weight-asian="normal" style:font-weight-complex="normal"/>
    </style:style>
    <style:style style:name="P29" style:family="paragraph" style:parent-style-name="Text_20_body" style:list-style-name="L1">
      <style:text-properties officeooo:rsid="0022dbc2" officeooo:paragraph-rsid="0022dbc2"/>
    </style:style>
    <style:style style:name="P30" style:family="paragraph" style:parent-style-name="Text_20_body" style:list-style-name="L2">
      <style:text-properties officeooo:rsid="00248c7d" officeooo:paragraph-rsid="00248c7d"/>
    </style:style>
    <style:style style:name="P31" style:family="paragraph" style:parent-style-name="Text_20_body" style:list-style-name="L3">
      <style:text-properties officeooo:rsid="002a4a81" officeooo:paragraph-rsid="002a4a81"/>
    </style:style>
    <style:style style:name="P32" style:family="paragraph" style:parent-style-name="Text_20_body" style:list-style-name="L4">
      <style:text-properties officeooo:rsid="002a4a81" officeooo:paragraph-rsid="002a4a81"/>
    </style:style>
    <style:style style:name="P33" style:family="paragraph" style:parent-style-name="Text_20_body" style:list-style-name="L5">
      <style:paragraph-properties fo:line-height="150%" fo:text-align="start" style:justify-single-word="false"/>
      <style:text-properties officeooo:rsid="002e375a" officeooo:paragraph-rsid="002e375a"/>
    </style:style>
    <style:style style:name="P34" style:family="paragraph" style:parent-style-name="Text_20_body" style:list-style-name="L6">
      <style:paragraph-properties fo:line-height="150%" fo:text-align="start" style:justify-single-word="false"/>
      <style:text-properties style:text-underline-style="none" officeooo:rsid="002d88fb" officeooo:paragraph-rsid="0035e66b"/>
    </style:style>
    <style:style style:name="P35" style:family="paragraph" style:parent-style-name="Text_20_body" style:list-style-name="L7">
      <style:paragraph-properties fo:line-height="150%" fo:text-align="start" style:justify-single-word="false"/>
      <style:text-properties style:text-underline-style="none" officeooo:rsid="002d88fb" officeooo:paragraph-rsid="0035e66b"/>
    </style:style>
    <style:style style:name="P36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2d88fb" officeooo:paragraph-rsid="0035e66b"/>
    </style:style>
    <style:style style:name="P37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2e4ea3" officeooo:paragraph-rsid="0035e66b"/>
    </style:style>
    <style:style style:name="P38" style:family="paragraph" style:parent-style-name="Text_20_body" style:list-style-name="L9">
      <style:paragraph-properties fo:line-height="150%" fo:text-align="start" style:justify-single-word="false"/>
      <style:text-properties style:text-underline-style="none" officeooo:rsid="00376342" officeooo:paragraph-rsid="00376342"/>
    </style:style>
    <style:style style:name="P39" style:family="paragraph" style:parent-style-name="Text_20_body" style:list-style-name="L10">
      <style:paragraph-properties fo:line-height="150%" fo:text-align="start" style:justify-single-word="false"/>
      <style:text-properties style:text-underline-style="none" officeooo:rsid="00376342" officeooo:paragraph-rsid="00376342"/>
    </style:style>
    <style:style style:name="P40" style:family="paragraph" style:parent-style-name="Text_20_body">
      <style:paragraph-properties fo:line-height="150%" fo:text-align="start" style:justify-single-word="false"/>
      <style:text-properties style:text-underline-style="none" officeooo:rsid="00391aee" officeooo:paragraph-rsid="00391aee"/>
    </style:style>
    <style:style style:name="P41" style:family="paragraph" style:parent-style-name="Text_20_body">
      <style:paragraph-properties fo:line-height="150%" fo:text-align="start" style:justify-single-word="false"/>
      <style:text-properties style:text-underline-style="none" officeooo:rsid="003c2d11" officeooo:paragraph-rsid="003c2d11"/>
    </style:style>
    <style:style style:name="P42" style:family="paragraph" style:parent-style-name="Text_20_body" style:list-style-name="L10">
      <style:paragraph-properties fo:line-height="150%" fo:text-align="start" style:justify-single-word="false"/>
      <style:text-properties officeooo:rsid="00376342" officeooo:paragraph-rsid="00376342"/>
    </style:style>
    <style:style style:name="P43" style:family="paragraph" style:parent-style-name="Text_20_body" style:list-style-name="L10">
      <style:paragraph-properties fo:line-height="150%" fo:text-align="start" style:justify-single-word="false"/>
      <style:text-properties officeooo:rsid="00376342" officeooo:paragraph-rsid="0037c2fa"/>
    </style:style>
    <style:style style:name="T1" style:family="text">
      <style:text-properties officeooo:rsid="001f32aa"/>
    </style:style>
    <style:style style:name="T2" style:family="text">
      <style:text-properties officeooo:rsid="00289b50"/>
    </style:style>
    <style:style style:name="T3" style:family="text">
      <style:text-properties officeooo:rsid="002a4a8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ac9cc"/>
    </style:style>
    <style:style style:name="T7" style:family="text">
      <style:text-properties officeooo:rsid="002b37b3"/>
    </style:style>
    <style:style style:name="T8" style:family="text">
      <style:text-properties officeooo:rsid="002c9f47"/>
    </style:style>
    <style:style style:name="T9" style:family="text">
      <style:text-properties officeooo:rsid="002e4ea3"/>
    </style:style>
    <style:style style:name="T10" style:family="text">
      <style:text-properties officeooo:rsid="002fcfa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37c2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guide #2: SYNTAX</text:p>
      <text:p text:style-name="P1"/>
      <text:p text:style-name="P5">Section 1: ENVIRONMENT VARIABLES</text:p>
      <text:p text:style-name="P1"/>
      <text:p text:style-name="P2">What is the syntax for changing to the current users home directory using a ~ ? <text:s/>cd ~ (tildy)</text:p>
      <text:p text:style-name="P2">Syntax used to call on a variable: </text:p>
      <text:p text:style-name="P2">echo $VARIABLE (PATH, USER, HISTFILESIZE, ect.)</text:p>
      <text:p text:style-name="P2">What command will allow the user to view all variables at once? env</text:p>
      <text:p text:style-name="P2">What command does essentially the same thing as env only it displays the variables in alphabetical order? set</text:p>
      <text:p text:style-name="P3">To <text:span text:style-name="T1">change a variable:</text:span></text:p>
      <text:p text:style-name="P3"><text:s/>PATH=$PATH:/var/opt </text:p>
      <text:p text:style-name="P4">(note!: no spaces! ALWAYS append with a colon when changing PATH variable or your WHOLE PATH will be replaced with just /var/opt and don't tell me not to tell you what to do I know you're thinking it)</text:p>
      <text:p text:style-name="P4">To make new variable available to all users: export path</text:p>
      <text:p text:style-name="P6">How do you keep the changes to the new variable so that the variable is not reset when the OS is rebooted? </text:p>
      <text:p text:style-name="P6">Edit the .bash_profile (syntax: vim .bash_profile then go to end of current path and append :/var/opt <text:span text:style-name="T1">then vim /etc/profile)</text:span></text:p>
      <text:p text:style-name="P6"/>
      <text:p text:style-name="P7">Section 2: USER DEFINED VARIABLES</text:p>
      <text:p text:style-name="P7"/>
      <text:p text:style-name="P7">How does a user create their own variable? </text:p>
      <text:p text:style-name="P7">(Syntax: VARIABLE=value) AWESOME=ChwehMinho</text:p>
      <text:p text:style-name="P7">How to make new variable available to all users? Export AWESOME</text:p>
      <text:p text:style-name="P7"/>
      <text:p text:style-name="P7">Section 3: GLOBBING </text:p>
      <text:p text:style-name="P8">Common globbing syntax uses the ___ command: </text:p>
      <text:p text:style-name="P8">ls (note!: EVERYTHING is case sensitive. Even in brackets you must specify lower or upper case letters)</text:p>
      <text:p text:style-name="P8"/>
      <text:p text:style-name="P8">Section 3: QUOTING</text:p>
      <text:p text:style-name="P8"><text:soft-page-break/>Syntax for quoting (hard and soft quotes) : echo “ username is $USER” OR ‘echo \$USER owes me $500000000000’</text:p>
      <text:p text:style-name="P8"/>
      <text:p text:style-name="P8">Section 4: MAN</text:p>
      <text:p text:style-name="P8"/>
      <text:p text:style-name="P9">Syntax for man, apropos, and whatis: </text:p>
      <text:p text:style-name="P9">man cd, ls, cut, echo, ect.</text:p>
      <text:p text:style-name="P9">apropos man</text:p>
      <text:p text:style-name="P9">whatis passwd</text:p>
      <text:p text:style-name="P9"/>
      <text:p text:style-name="P9">Section 5: FILES AND DIRECTORIES</text:p>
      <text:p text:style-name="P9"/>
      <text:p text:style-name="P9">To change directories to home directory: cd </text:p>
      <text:p text:style-name="P9">To go up one directory: cd ..</text:p>
      <text:p text:style-name="P9">To go up two directories: cd ../..</text:p>
      <text:p text:style-name="P9">To print your working directory: pwd</text:p>
      <text:p text:style-name="P9">To list the contents of a directory: ls</text:p>
      <text:p text:style-name="P9">ls flags:</text:p>
      <text:list xml:id="list2001921075916303952" text:style-name="L1">
        <text:list-item>
          <text:p text:style-name="P29">-a – shows all files and foulders including hidden ones</text:p>
        </text:list-item>
        <text:list-item>
          <text:p text:style-name="P29">- l – shows long list including owner, group, creation date, name, location, and permission string</text:p>
        </text:list-item>
        <text:list-item>
          <text:p text:style-name="P29">- r – displays contents of current directories and subdirectories</text:p>
        </text:list-item>
      </text:list>
      <text:p text:style-name="P9">Syntax to copy a file or folder: cp -r fouldername.txt</text:p>
      <text:p text:style-name="P10">cp command flags:</text:p>
      <text:list xml:id="list4561340514552242698" text:style-name="L2">
        <text:list-item>
          <text:p text:style-name="P30">- f- forces the system to overwrite without asking permissions</text:p>
        </text:list-item>
        <text:list-item>
          <text:p text:style-name="P30">-i – will ask before overriding </text:p>
        </text:list-item>
        <text:list-item>
          <text:p text:style-name="P30">-p – preserves original file ownership</text:p>
        </text:list-item>
        <text:list-item>
          <text:p text:style-name="P30">-r – recursively copies all directories and subdirectories</text:p>
        </text:list-item>
        <text:list-item>
          <text:p text:style-name="P30">-a – like r flag but perserves file ownership and copies over any symbolic links </text:p>
        </text:list-item>
        <text:list-item>
          <text:p text:style-name="P30"><text:soft-page-break/>-u – updates and copies files only if it is newer than the target file</text:p>
        </text:list-item>
      </text:list>
      <text:p text:style-name="P11">What is the syntax for piping ls -R through less? <text:span text:style-name="T2">l</text:span>s -R | less</text:p>
      <text:p text:style-name="P12">What command will create or update a file/<text:span text:style-name="T3">directory</text:span>? touch</text:p>
      <text:p text:style-name="P12">What is the syntax for creating a hidden file? touch .testfile.txt</text:p>
      <text:p text:style-name="P12">How does a user create a directory? mkdir testdir1</text:p>
      <text:p text:style-name="P13">mkdir flags:</text:p>
      <text:list xml:id="list4628028246976383123" text:style-name="L3">
        <text:list-item>
          <text:p text:style-name="P31">-m – specifies permissions</text:p>
        </text:list-item>
        <text:list-item>
          <text:p text:style-name="P31">-p – forces making directory</text:p>
        </text:list-item>
      </text:list>
      <text:p text:style-name="P13">How does a user delete directories? Rmdir</text:p>
      <text:p text:style-name="P13">How can a user recursively force remove a directory? With the rm -rf flag (gives no prompt)</text:p>
      <text:p text:style-name="P13">touch command flags:</text:p>
      <text:list xml:id="list6161834857596842609" text:style-name="L4">
        <text:list-item>
          <text:p text:style-name="P32">-c – updates time stamp but if file does not already exist it will not create another</text:p>
        </text:list-item>
        <text:list-item>
          <text:p text:style-name="P32">-d – followed by time stamp string will update the time stamp manually (syntax: touch -d “February 1 2020” <text:span text:style-name="T4">oooh file from the futureeeee</text:span><text:span text:style-name="T5">)</text:span></text:p>
        </text:list-item>
      </text:list>
      <text:p text:style-name="P28">Which command will rename/move a file or rename a file while moving it? mv</text:p>
      <text:p text:style-name="P28">what is the syntax for renaming/moving a file? Mv myorigionalfile.txt testdirectory/ mynewfilename.txt</text:p>
      <text:p text:style-name="P28">What command will delete files? rm</text:p>
      <text:p text:style-name="P13">Syntax for rm: rm mynewfilename.txt</text:p>
      <text:p text:style-name="P14">Section 6: TAR, <text:span text:style-name="T7">ARCHIVING, COMPRESSION, ZIP TOOLS</text:span></text:p>
      <text:p text:style-name="P14">What is the syntax for the tar command? Tar -<text:span text:style-name="T6">cf (stands for create file) folder1.tar (name of folder with tar extension) folder1 (name of the folder we wish to tar)</text:span></text:p>
      <text:p text:style-name="P15">What is the syntax for extracting tar folders? Tar -xf (extract folder) folder1.tar</text:p>
      <text:p text:style-name="P16">What is the zip tool syntax? Zip zipfile.zip file3.txt</text:p>
      <text:p text:style-name="P16">How do you recursively zip a folder? Zip -r zipfolder.zip folder1</text:p>
      <text:p text:style-name="P17">How can you compress and tar at once with gzip and bzip2? Tar -<text:span text:style-name="T8">z</text:span>cf (gzip) tar -jcf (bzip2)</text:p>
      <text:p text:style-name="P18">How does a user untar and uncompress a .tgz fie? Tar -zxcf</text:p>
      <text:p text:style-name="P19">Section 6: COMMANDS REVISITED</text:p>
      <text:p text:style-name="P19">Head/tail command syntax: head /var/log/messages (only root can execute) </text:p>
      <text:p text:style-name="P19"><text:soft-page-break/>What is the syntax for finding directories? Fine -type -d</text:p>
      <text:p text:style-name="P19">Find syntax for files? Find -type -f</text:p>
      <text:p text:style-name="P19">For globbing with find? Find -name [A-Z]*.txt</text:p>
      <text:p text:style-name="P19">What is grep syntax? Grep DHCP (expression) /var/log/messages (filename) (case sensitive!)</text:p>
      <text:p text:style-name="P19">grep flags: </text:p>
      <text:list xml:id="list2752709829512813929" text:style-name="L5">
        <text:list-item>
          <text:p text:style-name="P33">-i – tells grep to ignore case sensitivity</text:p>
        </text:list-item>
        <text:list-item>
          <text:p text:style-name="P33">-n – tells grep what line number to search</text:p>
        </text:list-item>
      </text:list>
      <text:p text:style-name="P20">cut syntax for searching specified column and field: cut -c2 -f3- (←shows everything after field 3)</text:p>
      <text:p text:style-name="P20">What is the syntax for word count that shows the character count only? Wc -c </text:p>
      <text:p text:style-name="P21">Section 7: INPUT, OUTPUT, ERROR, AND COMMAND LINE PIPES</text:p>
      <text:p text:style-name="P21">Pipe find through grep: find . -type -f | grep abc</text:p>
      <text:p text:style-name="P21">What is the syntax for redirection output? Output &gt; filename/command (ex: cat /var/log/messages &gt; logtemp.txt)</text:p>
      <text:p text:style-name="P21">What is the syntax for redirecting errors for a file? Cat myfile112736.txt (file doesnt exist) 2&gt; myerrors</text:p>
      <text:p text:style-name="P22">What is the syntax for sending /var/log/messages to the tail command for input? Tail &lt; /var/log/messages</text:p>
      <text:p text:style-name="P22">Section 8: REGULAR EXPRESSIONS</text:p>
      <text:p text:style-name="P22">What is the syntax for matching any expression that does NOT begin with the specified characters? [^UGH]</text:p>
      <text:p text:style-name="P22">What is the syntax for grepping for anything that ends with the specified characters? Grep endofword$ (will find anything that ends in “endofword”)</text:p>
      <text:p text:style-name="P22">What is the syntax that will grep for anything that begins with a single character followed by “wow,man”? grep .(period)wow,man</text:p>
      <text:p text:style-name="P23">Section 9: BASIC TEXT EDITING</text:p>
      <text:p text:style-name="P23">What is the syntax for creating and adding text to a new file with vi editor? Vi newfile.txt</text:p>
      <text:p text:style-name="P24"/>
      <text:p text:style-name="P24"><text:soft-page-break/>Switching modes:</text:p>
      <text:list xml:id="list6399544028111051485" text:style-name="L6">
        <text:list-item>
          <text:p text:style-name="P34">i – insert mode</text:p>
        </text:list-item>
        <text:list-item>
          <text:p text:style-name="P34">ii – replace mode</text:p>
        </text:list-item>
        <text:list-item>
          <text:p text:style-name="P34">esc – command mode</text:p>
        </text:list-item>
        <text:list-item>
          <text:p text:style-name="P34">: (colin) – command line mode</text:p>
        </text:list-item>
      </text:list>
      <text:p text:style-name="P24">Commands for vi command line mode:</text:p>
      <text:list xml:id="list6599468447915835912" text:style-name="L7">
        <text:list-item>
          <text:p text:style-name="P35">w – writes file</text:p>
        </text:list-item>
        <text:list-item>
          <text:p text:style-name="P35">exit – same as write and quit</text:p>
        </text:list-item>
        <text:list-item>
          <text:p text:style-name="P35">wq – write and quit a file</text:p>
        </text:list-item>
        <text:list-item>
          <text:p text:style-name="P35">q – quits without saving (will ask permission)</text:p>
        </text:list-item>
        <text:list-item>
          <text:p text:style-name="P35">q! - quits without asking</text:p>
        </text:list-item>
        <text:list-item>
          <text:p text:style-name="P35">w! - overwrites a file</text:p>
        </text:list-item>
        <text:list-item>
          <text:p text:style-name="P35">e! - forgets the changes since last save</text:p>
        </text:list-item>
      </text:list>
      <text:p text:style-name="P24">Command mode:</text:p>
      <text:list xml:id="list843831894221161237" text:style-name="L8">
        <text:list-item>
          <text:p text:style-name="P36">dw – deletes word INCLUDING the the space after the word</text:p>
        </text:list-item>
        <text:list-item>
          <text:p text:style-name="P36">de – deletes without the space</text:p>
        </text:list-item>
        <text:list-item>
          <text:p text:style-name="P36">dd – deletes entire line (can paste line elsewhere)</text:p>
        </text:list-item>
        <text:list-item>
          <text:p text:style-name="P36">p – pastes what was deleted LAST</text:p>
        </text:list-item>
        <text:list-item>
          <text:p text:style-name="P36">/ - <text:span text:style-name="T9">searches term</text:span></text:p>
        </text:list-item>
        <text:list-item>
          <text:p text:style-name="P37">n – moves through searched word<text:span text:style-name="T10">s</text:span> from top to bottom</text:p>
        </text:list-item>
      </text:list>
      <text:p text:style-name="P25">Section 10: BASIC SHELL SCRIPTING</text:p>
      <text:p text:style-name="P25">Shell scrpiting common commands: </text:p>
      <text:list xml:id="list1228877459903207863" text:style-name="L9">
        <text:list-item>
          <text:p text:style-name="P38">echo – prints specified text to the screen</text:p>
        </text:list-item>
        <text:list-item>
          <text:p text:style-name="P38"><text:soft-page-break/>fr – loops and iterates data </text:p>
        </text:list-item>
        <text:list-item>
          <text:p text:style-name="P38">exit – stops a script function</text:p>
        </text:list-item>
        <text:list-item>
          <text:p text:style-name="P38">&amp;&amp; - and </text:p>
        </text:list-item>
        <text:list-item>
          <text:p text:style-name="P38">|| - or </text:p>
        </text:list-item>
      </text:list>
      <text:p text:style-name="P25">What is the syntax that will cause command two to be executed only if command one was completed? Command one &amp;&amp; command two (ex: rm file.txt &amp;&amp; echo “file deleted”)</text:p>
      <text:p text:style-name="P25">What is the syntax for causing command two to execute only if command one failed? Command one || command two</text:p>
      <text:p text:style-name="P25">If and then command flags:</text:p>
      <text:list xml:id="list4283918285120207068" text:style-name="L10">
        <text:list-item>
          <text:p text:style-name="P39">-d – Check if directory exists</text:p>
        </text:list-item>
        <text:list-item>
          <text:p text:style-name="P39">-e – check if if file exists</text:p>
        </text:list-item>
        <text:list-item>
          <text:p text:style-name="P39">-f – check if file exists and is regular</text:p>
        </text:list-item>
        <text:list-item>
          <text:p text:style-name="P39">-G – check if file exists and is owned by a specific group</text:p>
        </text:list-item>
        <text:list-item>
          <text:p text:style-name="P39">-h or -L – check if file exists and has symbolic link</text:p>
        </text:list-item>
        <text:list-item>
          <text:p text:style-name="P42"><text:span text:style-name="T11">-o – check </text:span><text:span text:style-name="T12">if file</text:span><text:span text:style-name="T11"> exists and owned by a UID</text:span></text:p>
        </text:list-item>
        <text:list-item>
          <text:p text:style-name="P39">-r – check if file exists and read permissions are granted</text:p>
        </text:list-item>
        <text:list-item>
          <text:p text:style-name="P43"><text:span text:style-name="T11">-w - check if file exists and </text:span><text:span text:style-name="T12">write</text:span><text:span text:style-name="T11"> permissions are granted</text:span></text:p>
        </text:list-item>
        <text:list-item>
          <text:p text:style-name="P43"><text:span text:style-name="T11">-x -</text:span><text:span text:style-name="T12"> </text:span><text:span text:style-name="T11">check if file exists and </text:span><text:span text:style-name="T12">execute</text:span><text:span text:style-name="T11"> permissions are granted</text:span></text:p>
        </text:list-item>
      </text:list>
      <text:p text:style-name="P26"/>
      <text:p text:style-name="P27">Section 11: LOOPING STRUCTURES</text:p>
      <text:p text:style-name="P27">While loop syntax: While (condition) do (script command ) done</text:p>
      <text:p text:style-name="P27">Until syntax: Until (condition) do (script command) done</text:p>
      <text:p text:style-name="P27"/>
      <text:p text:style-name="P27"/>
      <text:p text:style-name="P41"><text:soft-page-break/>Section 12: CREATING USERS</text:p>
      <text:p text:style-name="P41">How do you add a user? </text:p>
      <text:p text:style-name="P41">Syntax:Useradd itsminhobruh</text:p>
      <text:p text:style-name="P41">How do you specify full name, password, default shell and user name all at once? </text:p>
      <text:p text:style-name="P41">Syntax: useradd -c “Chweh Minho” -p “bruhnoway” -s “/bin/bash” itsminhobruh </text:p>
      <text:p text:style-name="P41"/>
      <text:p text:style-name="P26"/>
      <text:p text:style-name="P19"/>
      <text:p text:style-name="P13"/>
      <text:p text:style-name="P9"/>
      <text:p text:style-name="P7"/>
      <text:p text:style-name="P7"/>
      <text:p text:style-name="P6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40:55.272705290</meta:creation-date>
    <dc:date>2017-06-11T14:16:54.068771585</dc:date>
    <meta:editing-duration>P1DT10H40M14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7" meta:paragraph-count="137" meta:word-count="1291" meta:character-count="7327" meta:non-whitespace-character-count="6160"/>
  </office:meta>
</office:document-meta>
</file>